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style:font-size-asian="16pt" style:font-name-complex="Times New Roman1" style:font-size-complex="16pt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officeooo:rsid="000d23c3" officeooo:paragraph-rsid="000d23c3" style:font-size-asian="12pt" style:font-name-complex="Times New Roman1" style:font-size-complex="12pt"/>
    </style:style>
    <style:style style:name="P6" style:family="paragraph" style:parent-style-name="Standard">
      <style:text-properties style:font-name="Times New Roman" fo:font-size="12pt" officeooo:rsid="000d48a3" officeooo:paragraph-rsid="000d48a3" style:font-size-asian="12pt" style:font-name-complex="Times New Roman1" style:font-size-complex="12pt"/>
    </style:style>
    <style:style style:name="P7" style:family="paragraph" style:parent-style-name="List_20_Paragraph" style:list-style-name="WWNum2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List_20_Paragraph" style:list-style-name="WWNum1"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List_20_Paragraph" style:list-style-name="WWNum1">
      <style:text-properties style:font-name="Times New Roman" fo:font-size="12pt" officeooo:paragraph-rsid="000e34dd" style:font-size-asian="12pt" style:font-name-complex="Times New Roman1" style:font-size-complex="12pt"/>
    </style:style>
    <style:style style:name="T1" style:family="text">
      <style:text-properties officeooo:rsid="000d48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GO management and donation system</text:p>
      <text:p text:style-name="P1">TEAM MEMBERS:</text:p>
      <text:list xml:id="list7033031179495503032" text:style-name="WWNum2">
        <text:list-item>
          <text:p text:style-name="P7">Chehak Nayar:<text:tab/>1PE15CS042</text:p>
        </text:list-item>
        <text:list-item>
          <text:p text:style-name="P7">Divyaksh Shukla:<text:tab/>1PE15CS051 </text:p>
        </text:list-item>
      </text:list>
      <text:p text:style-name="P1">ABSTRACT</text:p>
      <text:p text:style-name="P4">A nonprofit's goals and objectives flow from its stated mission. The mission statement, created during the strategic planning process, describes the organization's overall purpose and is usually concise.</text:p>
      <text:p text:style-name="P5">One of the major problems faced by NGO's is creating,maintaining their database records. In our project we aim at helping out one such organisation, “Ekk Pahel” by creating a Database management web application to collect and manage its records. </text:p>
      <text:p text:style-name="P6">Our aim would be to provide a prototype end-to-end solution to “Ekk Pahel” to manage its donations/finance, volunteers, tasks, calendar of events and schedules. This could help in a smoother anbd seamless flow in the working process of the NGO, and could help take out the paper and sheet management. </text:p>
      <text:p text:style-name="P6">// Please comment on the below</text:p>
      <text:p text:style-name="P6">We would create a login system for each donater and NGO worker/volunteer</text:p>
      <text:p text:style-name="P1">FRONT END DETAILS:</text:p>
      <text:list xml:id="list3485953469845347580" text:style-name="WWNum1">
        <text:list-item>
          <text:p text:style-name="P8">Type of Application:<text:tab/><text:tab/>Web Application</text:p>
        </text:list-item>
        <text:list-item>
          <text:p text:style-name="P8">Programming Language:<text:tab/>Python / JavaScript</text:p>
        </text:list-item>
        <text:list-item>
          <text:p text:style-name="P9">Web Technologies used:<text:tab/>AngularJS, <text:span text:style-name="T1">Node.JS, </text:span>HTML5, CSS3, Bootstrap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5:25:00</meta:creation-date>
    <meta:initial-creator>Chehak Nayar</meta:initial-creator>
    <dc:language>en-IN</dc:language>
    <dc:date>2017-09-03T09:55:43.340300354</dc:date>
    <meta:editing-cycles>6</meta:editing-cycles>
    <meta:editing-duration>PT1H22M29S</meta:editing-duration>
    <meta:generator>LibreOffice/5.1.6.2$Linux_X86_64 LibreOffice_project/10m0$Build-2</meta:generator>
    <meta:document-statistic meta:table-count="0" meta:image-count="0" meta:object-count="0" meta:page-count="1" meta:paragraph-count="14" meta:word-count="175" meta:character-count="1134" meta:non-whitespace-character-count="9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